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97.94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Qty</text:p>
          </table:table-cell>
          <table:table-cell table:style-name="ce1" office:value-type="string" calcext:value-type="string">
            <text:p>color</text:p>
          </table:table-cell>
          <table:table-cell table:style-name="ce5"/>
          <table:table-cell table:style-name="ce1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8mm_large_thumb_wheel_cap_qty-2.stl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accent</text:p>
          </table:table-cell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8mm_large_thumb_wheel_qty-3.stl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accent</text:p>
          </table:table-cell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8mm_pull_knob_qty-4.stl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accent</text:p>
          </table:table-cell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8mm_thumb_wheel_qty-7.stl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accent</text:p>
          </table:table-cell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A_axis__Arm_gear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BC1</text:p>
          </table:table-cell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arm_motor_mount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BC1</text:p>
          </table:table-cell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arm_spur_gear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BC1</text:p>
          </table:table-cell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arm_tensioner_inside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BC1</text:p>
          </table:table-cell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arm_tensioner_outside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BC1</text:p>
          </table:table-cell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back_connecting_handle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back_lid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back_pivot_arm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ccent</text:p>
          </table:table-cell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battery_mount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bottom_arm_bearing_block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cam_base_plate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ccent</text:p>
          </table:table-cell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case_blank_cover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grey</text:p>
          </table:table-cell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case_shell_left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case_shell_right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contrioller_mount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data_connector_lid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data_connector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data_top_cover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ccent</text:p>
          </table:table-cell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data_top_mount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ff_handle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ccent</text:p>
          </table:table-cell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left_ff_motor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left_riser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locking_counterweight_support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ccent</text:p>
          </table:table-cell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motor_gear_FF-qty2.stl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accent</text:p>
          </table:table-cell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nylon_spacer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BC2</text:p>
          </table:table-cell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pivot_arm-qty3.stl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accent</text:p>
          </table:table-cell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Race_Inner_Bottom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BC2</text:p>
          </table:table-cell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Race_Inner_top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BC2</text:p>
          </table:table-cell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Race_Outer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BC2</text:p>
          </table:table-cell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right_ff_motor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right_riser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roller-qty24.stl</text:p>
          </table:table-cell>
          <table:table-cell table:style-name="ce4" office:value-type="float" office:value="24" calcext:value-type="float">
            <text:p>24</text:p>
          </table:table-cell>
          <table:table-cell table:style-name="ce2" office:value-type="string" calcext:value-type="string">
            <text:p>CBC2</text:p>
          </table:table-cell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rubber_pad.stl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Spur_Gear_80_teeth_G85_lens.st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Spur_Gear_holes_80_teeth_G85_lens.st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switch_body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ccent</text:p>
          </table:table-cell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switch_cover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ccent</text:p>
          </table:table-cell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switch_mount_plate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ccent</text:p>
          </table:table-cell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switch_mount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ccent</text:p>
          </table:table-cell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tripod_mounting_block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tube_insert-qty4.stl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base</text:p>
          </table:table-cell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turret_base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turret_motor_mount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BC2</text:p>
          </table:table-cell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weight_back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weight_body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weight_container_cap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ccent</text:p>
          </table:table-cell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weight_container_front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X_axis_8mm_16t_drive_gear.stl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X_lower_arm_tensioner_inside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BC2</text:p>
          </table:table-cell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X_lower_arm_tensioner_outside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BC2</text:p>
          </table:table-cell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y_90_braket_back_left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ccent</text:p>
          </table:table-cell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y_90_braket_back_right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ccent</text:p>
          </table:table-cell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y_90_braket_front_left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ccent</text:p>
          </table:table-cell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y_90_braket_front_right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ccent</text:p>
          </table:table-cell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y_gear_head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BC4</text:p>
          </table:table-cell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Y_head_shaft_block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BC4</text:p>
          </table:table-cell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y_motor_mount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BC4</text:p>
          </table:table-cell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Y_slip_ring_cover_24wire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y_T-connector_back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ccent</text:p>
          </table:table-cell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y_T-connector_front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ccent</text:p>
          </table:table-cell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z_axis_bearing_block_gear_side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z_axis_bearing_block_slip-ring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z_compound_gear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BC3</text:p>
          </table:table-cell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Z_motor_5mm_thumb_wheel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ccent</text:p>
          </table:table-cell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z_motor_mount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z_rotation_arm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z_rotation_gear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BC3</text:p>
          </table:table-cell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Z_slip_ring_cap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ccent</text:p>
          </table:table-cell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z_spur_gear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BC3</text:p>
          </table:table-cell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z_y_connecting_arm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6"/>
          <table:table-cell table:style-name="ce2" table:number-columns-repeated="24"/>
          <table:table-cell table:number-columns-repeated="996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23" meta:object-count="0"/>
    <meta:generator>LibreOfficeDev/6.0.5.2$Linux_X86_64 LibreOffice_project/</meta:generator>
  </office:meta>
</office:document-meta>
</file>